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41">
      <style:table-cell-properties fo:background-color="#ff3333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 style:data-style-name="N41">
      <style:table-cell-properties fo:background-color="#66ff66"/>
    </style:style>
    <style:style style:name="ce5" style:family="table-cell" style:parent-style-name="Default">
      <style:table-cell-properties fo:background-color="#99ff99"/>
    </style:style>
    <style:style style:name="ce6" style:family="table-cell" style:parent-style-name="Default" style:data-style-name="N41">
      <style:table-cell-properties fo:background-color="#66ff66"/>
      <style:text-properties style:use-window-font-color="true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Nr nagrania</text:p>
          </table:table-cell>
          <table:table-cell office:value-type="string">
            <text:p>Czas początku zdarzenia</text:p>
          </table:table-cell>
          <table:table-cell office:value-type="string">
            <text:p>Czas zegarowy</text:p>
          </table:table-cell>
          <table:table-cell office:value-type="string">
            <text:p>Zdarzeni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52M42S">
            <text:p>02:52:42</text:p>
          </table:table-cell>
          <table:table-cell table:formula="of:=[.$C$6]-([.$B$6]-[.B2])" office:value-type="time" office:time-value="PT14H39M07S">
            <text:p>14:39:07</text:p>
          </table:table-cell>
          <table:table-cell office:value-type="string">
            <text:p>słowo 'myślistwo' pada z ust przemawiająceg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55M42S">
            <text:p>02:55:42</text:p>
          </table:table-cell>
          <table:table-cell table:formula="of:=[.$C$6]-([.$B$6]-[.B3])" office:value-type="time" office:time-value="PT14H42M07S">
            <text:p>14:42:07</text:p>
          </table:table-cell>
          <table:table-cell office:value-type="string">
            <text:p>(A) prosimy o nie używanie pirotechniki i zachowanie zgodne z prawem proszę państwa prosimy o zachowanie zgodne z prawem i nie używanie pirotechni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56M26S">
            <text:p>02:56:26</text:p>
          </table:table-cell>
          <table:table-cell table:formula="of:=[.$C$3]-([.$B$3]-[.B4])" office:value-type="time" office:time-value="PT14H42M51S">
            <text:p>14:42:51</text:p>
          </table:table-cell>
          <table:table-cell office:value-type="string">
            <text:p>Głos z trybuny: [...] i ja oficjalnie naszą część zgromadzenia zakończę, ale to jeszcze sekundeczkę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57M35S">
            <text:p>02:57:35</text:p>
          </table:table-cell>
          <table:table-cell table:formula="of:=[.$C$6]-([.$B$6]-[.B5])" office:value-type="time" office:time-value="PT14H44M00S">
            <text:p>14:44:00</text:p>
          </table:table-cell>
          <table:table-cell office:value-type="string">
            <text:p>(B) proszę państwa w imieniu organizatora prosimy o nie używanie pirotechniki prosimy nie używać pirotechniki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58M35S">
            <text:p>02:58:35</text:p>
          </table:table-cell>
          <table:table-cell table:style-name="ce2" office:value-type="time" office:time-value="PT14H45M00S">
            <text:p>14:45:00</text:p>
          </table:table-cell>
          <table:table-cell office:value-type="string">
            <text:p>Komunikat z głośników: Koleżanki i koledzy! Oficjalnie zamykam pierwszy ogólnopolski tak wielki protest myśliwych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2H59M12S">
            <text:p>02:59:12</text:p>
          </table:table-cell>
          <table:table-cell table:formula="of:=[.$C$6]-([.$B$6]-[.B7])" office:value-type="time" office:time-value="PT14H45M37S">
            <text:p>14:45:37</text:p>
          </table:table-cell>
          <table:table-cell office:value-type="string">
            <text:p>trumna "Pogrzeb polskiego rolnika", obok samochó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05M50S">
            <text:p>03:05:50</text:p>
          </table:table-cell>
          <table:table-cell table:formula="of:=[.$C$6]-([.$B$6]-[.B8])" office:value-type="time" office:time-value="PT14H52M15S">
            <text:p>14:52:15</text:p>
          </table:table-cell>
          <table:table-cell office:value-type="string">
            <text:p>relacja z końcówki protest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06M05S">
            <text:p>03:06:05</text:p>
          </table:table-cell>
          <table:table-cell table:formula="of:=[.$C$6]-([.$B$6]-[.B9])" office:value-type="time" office:time-value="PT14H52M30S">
            <text:p>14:52:30</text:p>
          </table:table-cell>
          <table:table-cell office:value-type="string">
            <text:p>dziennikarz: wcześniej było zgromadzenie oficjalne zorganizowane przez myśliwych to spotkanie oficjalnie się skończyło, choć myśliwi pozostali na miejsc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08M50S">
            <text:p>03:08:50</text:p>
          </table:table-cell>
          <table:table-cell table:formula="of:=[.$C$6]-([.$B$6]-[.B10])" office:value-type="time" office:time-value="PT14H55M15S">
            <text:p>14:55:15</text:p>
          </table:table-cell>
          <table:table-cell office:value-type="string">
            <text:p>eksplozj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0M30S">
            <text:p>03:10:30</text:p>
          </table:table-cell>
          <table:table-cell table:formula="of:=[.$C$6]-([.$B$6]-[.B11])" office:value-type="time" office:time-value="PT14H56M55S">
            <text:p>14:56:55</text:p>
          </table:table-cell>
          <table:table-cell office:value-type="string">
            <text:p>dziennikarz: został użyty gaz łzawiąc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1M40S">
            <text:p>03:11:40</text:p>
          </table:table-cell>
          <table:table-cell table:formula="of:=[.$C$6]-([.$B$6]-[.B12])" office:value-type="time" office:time-value="PT14H58M05S">
            <text:p>14:58:05</text:p>
          </table:table-cell>
          <table:table-cell office:value-type="string">
            <text:p>dziennikarz: policja zablokowała ulicę Wiejską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2M50S">
            <text:p>03:12:50</text:p>
          </table:table-cell>
          <table:table-cell table:formula="of:=[.$C$6]-([.$B$6]-[.B13])" office:value-type="time" office:time-value="PT14H59M15S">
            <text:p>14:59:15</text:p>
          </table:table-cell>
          <table:table-cell office:value-type="string">
            <text:p>nie da się przejść w stronę Placu Trzech Krzyż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3M06S">
            <text:p>03:13:06</text:p>
          </table:table-cell>
          <table:table-cell table:formula="of:=[.$C$6]-([.$B$6]-[.B14])" office:value-type="time" office:time-value="PT14H59M31S">
            <text:p>14:59:31</text:p>
          </table:table-cell>
          <table:table-cell office:value-type="string">
            <text:p>słychać "Rotę"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3M10S">
            <text:p>03:13:10</text:p>
          </table:table-cell>
          <table:table-cell table:formula="of:=[.$C$6]-([.$B$6]-[.B15])" office:value-type="time" office:time-value="PT14H59M35S">
            <text:p>14:59:35</text:p>
          </table:table-cell>
          <table:table-cell office:value-type="string">
            <text:p>Białe kaski przechodzą od Sejmu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3M36S">
            <text:p>03:13:36</text:p>
          </table:table-cell>
          <table:table-cell table:formula="of:=[.$C$6]-([.$B$6]-[.B16])" office:value-type="time" office:time-value="PT15H00M01S">
            <text:p>15:00:01</text:p>
          </table:table-cell>
          <table:table-cell office:value-type="string">
            <text:p>Koniec "Roty"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7M33S">
            <text:p>03:17:33</text:p>
          </table:table-cell>
          <table:table-cell table:style-name="ce3" table:formula="of:=[.$C$6]-([.$B$6]-[.B17])" office:value-type="time" office:time-value="PT15H03M58S">
            <text:p>15:03:58</text:p>
          </table:table-cell>
          <table:table-cell office:value-type="string">
            <text:p>Pojawiają się białe kaski w okolicach biura przepustek. Formuje się kordon policji na Wiejskiej w okolicy skrzyżowania z ulicą Frascati.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19M27S">
            <text:p>03:19:27</text:p>
          </table:table-cell>
          <table:table-cell table:formula="of:=[.$C$6]-([.$B$6]-[.B18])" office:value-type="time" office:time-value="PT15H05M52S">
            <text:p>15:05:52</text:p>
          </table:table-cell>
          <table:table-cell office:value-type="string">
            <text:p>kordon policji porusza się w kierunku Placu Trzech Krzyż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24M25S">
            <text:p>03:24:25</text:p>
          </table:table-cell>
          <table:table-cell table:formula="of:=[.$C$6]-([.$B$6]-[.B19])" office:value-type="time" office:time-value="PT15H10M50S">
            <text:p>15:10:50</text:p>
          </table:table-cell>
          <table:table-cell office:value-type="string">
            <text:p>mężczyzna w czerwonym kapturze (chyba ten na liście poszukiwanych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39M00S">
            <text:p>03:39:00</text:p>
          </table:table-cell>
          <table:table-cell table:formula="of:=[.$C$6]-([.$B$6]-[.B20])" office:value-type="time" office:time-value="PT15H25M25S">
            <text:p>15:25:25</text:p>
          </table:table-cell>
          <table:table-cell office:value-type="string">
            <text:p>dziennikarz: pan Obszański został potraktowany gaze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3H45M34S">
            <text:p>03:45:34</text:p>
          </table:table-cell>
          <table:table-cell table:formula="of:=[.$C$6]-([.$B$6]-[.B21])" office:value-type="time" office:time-value="PT15H31M59S">
            <text:p>15:31:59</text:p>
          </table:table-cell>
          <table:table-cell office:value-type="string">
            <text:p>Andrzej Śniegula Solidarność RI [relacja, jak to się zaczęło]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0H00M00S">
            <text:p>00:00:00</text:p>
          </table:table-cell>
          <table:table-cell table:formula="of:=[.$C$32]-([.$B$32]-[.B22])" office:value-type="time" office:time-value="PT12H23M16S">
            <text:p>12:23:16</text:p>
          </table:table-cell>
          <table:table-cell office:value-type="string">
            <text:p>początek nagrania wg Facebook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1M00S">
            <text:p>02:21:00</text:p>
          </table:table-cell>
          <table:table-cell table:formula="of:=[.$C$32]-([.$B$32]-[.B23])" office:value-type="time" office:time-value="PT14H44M16S">
            <text:p>14:44:16</text:p>
          </table:table-cell>
          <table:table-cell office:value-type="string">
            <text:p>(A) komunikat z głośników: w imieniu organizatora prosimy o nie używanie pirotechniki i zachowanie zgodne z prawem. proszę państwa prosimy o zachowanie zgodne z prawem i nie używanie pirotechniki. w imieniu organizato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1M43S">
            <text:p>02:21:43</text:p>
          </table:table-cell>
          <table:table-cell table:formula="of:=[.$C$32]-([.$B$32]-[.B24])" office:value-type="time" office:time-value="PT14H44M59S">
            <text:p>14:44:59</text:p>
          </table:table-cell>
          <table:table-cell office:value-type="string">
            <text:p>Widoczna trumna, a kilka metrów za nią samochód z nagłośnienie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2M20S">
            <text:p>02:22:20</text:p>
          </table:table-cell>
          <table:table-cell table:formula="of:=[.$C$32]-([.$B$32]-[.B25])" office:value-type="time" office:time-value="PT14H45M36S">
            <text:p>14:45:36</text:p>
          </table:table-cell>
          <table:table-cell office:value-type="string">
            <text:p>(B) proszę państwa, w imieniu organizatora, prosimy o nie używanie pirotechniki. prosimy nie używać pirotechnik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3M35S">
            <text:p>02:23:35</text:p>
          </table:table-cell>
          <table:table-cell table:formula="of:=[.$C$32]-([.$B$32]-[.B26])" office:value-type="time" office:time-value="PT14H46M51S">
            <text:p>14:46:51</text:p>
          </table:table-cell>
          <table:table-cell office:value-type="string">
            <text:p>pojawiła się policja przy ognisk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3M58S">
            <text:p>02:23:58</text:p>
          </table:table-cell>
          <table:table-cell table:formula="of:=[.$C$32]-([.$B$32]-[.B27])" office:value-type="time" office:time-value="PT14H47M14S">
            <text:p>14:47:14</text:p>
          </table:table-cell>
          <table:table-cell office:value-type="string">
            <text:p>(V) koniec gaszeni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4M43S">
            <text:p>02:24:43</text:p>
          </table:table-cell>
          <table:table-cell table:formula="of:=[.$C$32]-([.$B$32]-[.B28])" office:value-type="time" office:time-value="PT14H47M59S">
            <text:p>14:47:59</text:p>
          </table:table-cell>
          <table:table-cell office:value-type="string">
            <text:p>zamieszanie w pobliżu ogniska, tłum krzyczy "wypierdalać"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6M43S">
            <text:p>02:26:43</text:p>
          </table:table-cell>
          <table:table-cell table:formula="of:=[.$C$32]-([.$B$32]-[.B29])" office:value-type="time" office:time-value="PT14H49M59S">
            <text:p>14:49:59</text:p>
          </table:table-cell>
          <table:table-cell office:value-type="string">
            <text:p>Policjanci weszli w tłum i użyli gaz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27M10S">
            <text:p>02:27:10</text:p>
          </table:table-cell>
          <table:table-cell table:formula="of:=[.$C$32]-([.$B$32]-[.B30])" office:value-type="time" office:time-value="PT14H50M26S">
            <text:p>14:50:26</text:p>
          </table:table-cell>
          <table:table-cell office:value-type="string">
            <text:p>widać ludzi, którzy mają kłopoty z ocz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33M55S">
            <text:p>02:33:55</text:p>
          </table:table-cell>
          <table:table-cell table:formula="of:=[.$C$32]-([.$B$32]-[.B31])" office:value-type="time" office:time-value="PT14H57M11S">
            <text:p>14:57:11</text:p>
          </table:table-cell>
          <table:table-cell office:value-type="string">
            <text:p>Policja wycofuje się z trawnika, na koniec utworzą zgrupowanie przy wjeździe na ulicę Frascati (skrzyżowanie z ulicą Wiejską)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40M42S">
            <text:p>02:40:42</text:p>
          </table:table-cell>
          <table:table-cell table:style-name="ce4" office:value-type="time" office:time-value="PT15H03M58S">
            <text:p>15:03:58</text:p>
          </table:table-cell>
          <table:table-cell office:value-type="string">
            <text:p>(C) Policjanci wchodzą na Wiejską. Formuje się kordon policji na Wiejskiej w okolicy skrzyżowania z ulicą Frascati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41M15S">
            <text:p>02:41:15</text:p>
          </table:table-cell>
          <table:table-cell table:formula="of:=[.$C$32]-([.$B$32]-[.B33])" office:value-type="time" office:time-value="PT15H04M31S">
            <text:p>15:04:31</text:p>
          </table:table-cell>
          <table:table-cell office:value-type="string">
            <text:p>formuje się kordon w okolicy biura przepuste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42M10S">
            <text:p>02:42:10</text:p>
          </table:table-cell>
          <table:table-cell table:formula="of:=[.$C$32]-([.$B$32]-[.B34])" office:value-type="time" office:time-value="PT15H05M26S">
            <text:p>15:05:26</text:p>
          </table:table-cell>
          <table:table-cell office:value-type="string">
            <text:p>zatrzymanie przy wjeździe na ulicę Frascat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42M30S">
            <text:p>02:42:30</text:p>
          </table:table-cell>
          <table:table-cell table:formula="of:=[.$C$32]-([.$B$32]-[.B35])" office:value-type="time" office:time-value="PT15H05M46S">
            <text:p>15:05:46</text:p>
          </table:table-cell>
          <table:table-cell office:value-type="string">
            <text:p>kordon policji idzie ulicą Wiejską w kierunku Placu Trzech Krzyż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46M14S">
            <text:p>02:46:14</text:p>
          </table:table-cell>
          <table:table-cell table:formula="of:=[.$C$32]-([.$B$32]-[.B36])" office:value-type="time" office:time-value="PT15H09M30S">
            <text:p>15:09:30</text:p>
          </table:table-cell>
          <table:table-cell office:value-type="string">
            <text:p>kordon policji się cof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48M45S">
            <text:p>02:48:45</text:p>
          </table:table-cell>
          <table:table-cell table:formula="of:=[.$C$32]-([.$B$32]-[.B37])" office:value-type="time" office:time-value="PT15H12M01S">
            <text:p>15:12:01</text:p>
          </table:table-cell>
          <table:table-cell office:value-type="string">
            <text:p>głos kobiecy: polewaczka jedzi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52M15S">
            <text:p>02:52:15</text:p>
          </table:table-cell>
          <table:table-cell table:formula="of:=[.$C$32]-([.$B$32]-[.B38])" office:value-type="time" office:time-value="PT15H15M31S">
            <text:p>15:15:31</text:p>
          </table:table-cell>
          <table:table-cell office:value-type="string">
            <text:p>polewaczka za kordonem policj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53M15S">
            <text:p>02:53:15</text:p>
          </table:table-cell>
          <table:table-cell table:formula="of:=[.$C$32]-([.$B$32]-[.B39])" office:value-type="time" office:time-value="PT15H16M31S">
            <text:p>15:16:31</text:p>
          </table:table-cell>
          <table:table-cell office:value-type="string">
            <text:p>kordon się cofa w kierunku Sejmu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54M00S">
            <text:p>02:54:00</text:p>
          </table:table-cell>
          <table:table-cell table:formula="of:=[.$C$32]-([.$B$32]-[.B40])" office:value-type="time" office:time-value="PT15H17M16S">
            <text:p>15:17:16</text:p>
          </table:table-cell>
          <table:table-cell office:value-type="string">
            <text:p>Przejeżdża samochód z napisem "Solidarność z rolnikami" w okolicy skrzyżowania z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2H57M28S">
            <text:p>02:57:28</text:p>
          </table:table-cell>
          <table:table-cell table:style-name="ce3" table:formula="of:=[.$C$32]-([.$B$32]-[.B41])" office:value-type="time" office:time-value="PT15H20M44S">
            <text:p>15:20:44</text:p>
          </table:table-cell>
          <table:table-cell office:value-type="string">
            <text:p>Rusza kordon policji, niedługo potem zatrzymanie chłopaka z flagą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01M29S">
            <text:p>03:01:29</text:p>
          </table:table-cell>
          <table:table-cell table:formula="of:=[.$C$32]-([.$B$32]-[.B42])" office:value-type="time" office:time-value="PT15H24M45S">
            <text:p>15:24:45</text:p>
          </table:table-cell>
          <table:table-cell office:value-type="string">
            <text:p>Wyprowadzili zatrzymanego chłopaka, widok przez kordon między hełm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04M08S">
            <text:p>03:04:08</text:p>
          </table:table-cell>
          <table:table-cell table:formula="of:=[.$C$32]-([.$B$32]-[.B43])" office:value-type="time" office:time-value="PT15H27M24S">
            <text:p>15:27:24</text:p>
          </table:table-cell>
          <table:table-cell office:value-type="string">
            <text:p>wjechał wózek z noszami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05M31S">
            <text:p>03:05:31</text:p>
          </table:table-cell>
          <table:table-cell table:formula="of:=[.$C$32]-([.$B$32]-[.B44])" office:value-type="time" office:time-value="PT15H28M47S">
            <text:p>15:28:47</text:p>
          </table:table-cell>
          <table:table-cell office:value-type="string">
            <text:p>przejazd noszy przez barierki przy biurze przepustek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06M20S">
            <text:p>03:06:20</text:p>
          </table:table-cell>
          <table:table-cell table:style-name="ce3" table:formula="of:=[.$C$32]-([.$B$32]-[.B45])" office:value-type="time" office:time-value="PT15H29M36S">
            <text:p>15:29:36</text:p>
          </table:table-cell>
          <table:table-cell office:value-type="string">
            <text:p>eksplozje na ulicy Wiejskiej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06M21S">
            <text:p>03:06:21</text:p>
          </table:table-cell>
          <table:table-cell table:formula="of:=[.$C$32]-([.$B$32]-[.B46])" office:value-type="time" office:time-value="PT15H29M37S">
            <text:p>15:29:37</text:p>
          </table:table-cell>
          <table:table-cell office:value-type="string">
            <text:p>kordon policji rusza do przodu w kierunku Placu Trzech Krzyż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08M53S">
            <text:p>03:08:53</text:p>
          </table:table-cell>
          <table:table-cell table:formula="of:=[.$C$32]-([.$B$32]-[.B47])" office:value-type="time" office:time-value="PT15H32M09S">
            <text:p>15:32:09</text:p>
          </table:table-cell>
          <table:table-cell office:value-type="string">
            <text:p>kogoś policjanci przygwoździli do nawierzchni ulicy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3H10M15S">
            <text:p>03:10:15</text:p>
          </table:table-cell>
          <table:table-cell table:formula="of:=[.$C$32]-([.$B$32]-[.B48])" office:value-type="time" office:time-value="PT15H33M31S">
            <text:p>15:33:31</text:p>
          </table:table-cell>
          <table:table-cell office:value-type="string">
            <text:p>policjanci podnieśli mężczyznę, ma krwawą plamę na lewym policzku, wyprowadzają g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4H27M15S">
            <text:p>04:27:15</text:p>
          </table:table-cell>
          <table:table-cell table:formula="of:=[.$C$32]-([.$B$32]-[.B49])" office:value-type="time" office:time-value="PT16H50M31S">
            <text:p>16:50:31</text:p>
          </table:table-cell>
          <table:table-cell office:value-type="string">
            <text:p>G.Braun: wyjdźmy tędy, wydaje mi się, że to jest droga ewkuacj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0M14S">
            <text:p>00:00:14</text:p>
          </table:table-cell>
          <table:table-cell table:formula="of:=[.$C$61]-([.$B$61]-[.B50])" office:value-type="time" office:time-value="PT14H42M08S">
            <text:p>14:42:08</text:p>
          </table:table-cell>
          <table:table-cell office:value-type="string">
            <text:p>Eksplozja (huk) w okolicy ogniska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2M51S">
            <text:p>00:02:51</text:p>
          </table:table-cell>
          <table:table-cell table:formula="of:=[.$C$61]-([.$B$61]-[.B51])" office:value-type="time" office:time-value="PT14H44M45S">
            <text:p>14:44:45</text:p>
          </table:table-cell>
          <table:table-cell office:value-type="string">
            <text:p>(A) Komunikat z głośników: W imieniu organizatora prosimy o nieużywanie pirotechniki i zachowanie zgodne z prawem. Proszę państwa, prosimy o zachowanie zgodne z prawem i nieużywanie pirotechniki. W imieniu organizatora..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4M44S">
            <text:p>00:04:44</text:p>
          </table:table-cell>
          <table:table-cell table:formula="of:=[.$C$61]-([.$B$61]-[.B52])" office:value-type="time" office:time-value="PT14H46M38S">
            <text:p>14:46:38</text:p>
          </table:table-cell>
          <table:table-cell office:value-type="string">
            <text:p>(B) Komunikat z głośników: Proszę państwa, w imieniu organizatora prosimy o nieużywanie pirotechniki. Prosimy nie używać pirotechniki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5M51S">
            <text:p>00:05:51</text:p>
          </table:table-cell>
          <table:table-cell table:style-name="ce5" table:formula="of:=[.$C$61]-([.$B$61]-[.B53])" office:value-type="time" office:time-value="PT14H47M45S">
            <text:p>14:47:45</text:p>
          </table:table-cell>
          <table:table-cell office:value-type="string">
            <text:p>huk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5M52S">
            <text:p>00:05:52</text:p>
          </table:table-cell>
          <table:table-cell table:formula="of:=[.$C$61]-([.$B$61]-[.B54])" office:value-type="time" office:time-value="PT14H47M46S">
            <text:p>14:47:46</text:p>
          </table:table-cell>
          <table:table-cell office:value-type="string">
            <text:p>Kobiecy głos: Tu nagrywaj, już są białe kaski. Pojawiają się białe kaski w okolicy ogniska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06M20S">
            <text:p>00:06:20</text:p>
          </table:table-cell>
          <table:table-cell table:formula="of:=[.$C$61]-([.$B$61]-[.B55])" office:value-type="time" office:time-value="PT14H48M14S">
            <text:p>14:48:14</text:p>
          </table:table-cell>
          <table:table-cell office:value-type="string">
            <text:p>koniec gaszenia ognisk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12M35S">
            <text:p>00:12:35</text:p>
          </table:table-cell>
          <table:table-cell table:formula="of:=[.$C$61]-([.$B$61]-[.B56])" office:value-type="time" office:time-value="PT14H54M29S">
            <text:p>14:54:29</text:p>
          </table:table-cell>
          <table:table-cell office:value-type="string">
            <text:p>eksplozje na trawnik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13M10S">
            <text:p>00:13:10</text:p>
          </table:table-cell>
          <table:table-cell table:formula="of:=[.$C$61]-([.$B$61]-[.B57])" office:value-type="time" office:time-value="PT14H55M04S">
            <text:p>14:55:04</text:p>
          </table:table-cell>
          <table:table-cell office:value-type="string">
            <text:p>policja zaczyna się wycofywać z trawnik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16M56S">
            <text:p>00:16:56</text:p>
          </table:table-cell>
          <table:table-cell table:formula="of:=[.$C$61]-([.$B$61]-[.B58])" office:value-type="time" office:time-value="PT14H58M50S">
            <text:p>14:58:50</text:p>
          </table:table-cell>
          <table:table-cell office:value-type="string">
            <text:p>Początek zdarzenia z rzucaniem kamieni (Skrzyżowanie ulicy Wiejskiej z ulicą Frascati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20M10S">
            <text:p>00:20:10</text:p>
          </table:table-cell>
          <table:table-cell table:formula="of:=[.$C$61]-([.$B$61]-[.B59])" office:value-type="time" office:time-value="PT15H02M04S">
            <text:p>15:02:04</text:p>
          </table:table-cell>
          <table:table-cell office:value-type="string">
            <text:p>Eksplozje (Skrzyżowanie ulicy Wiejskiej z ulicą Frascati). Policja użyła granatów hukowych z gazem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21M41S">
            <text:p>00:21:41</text:p>
          </table:table-cell>
          <table:table-cell table:formula="of:=[.$C$61]-([.$B$61]-[.B60])" office:value-type="time" office:time-value="PT15H03M35S">
            <text:p>15:03:35</text:p>
          </table:table-cell>
          <table:table-cell office:value-type="string">
            <text:p>koniec eksplozji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22M04S">
            <text:p>00:22:04</text:p>
          </table:table-cell>
          <table:table-cell table:style-name="ce6" office:value-type="time" office:time-value="PT15H03M58S">
            <text:p>15:03:58</text:p>
          </table:table-cell>
          <table:table-cell office:value-type="string">
            <text:p>Męski głos: Idą! Idą! (Kordon policji formuje się na ulicy Wiejskiej)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23M26S">
            <text:p>00:23:26</text:p>
          </table:table-cell>
          <table:table-cell table:formula="of:=[.$C$61]-([.$B$61]-[.B62])" office:value-type="time" office:time-value="PT15H05M20S">
            <text:p>15:05:20</text:p>
          </table:table-cell>
          <table:table-cell office:value-type="string">
            <text:p>kordon policji rusza w kierunku Placu Trzech Krzyży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27M06S">
            <text:p>00:27:06</text:p>
          </table:table-cell>
          <table:table-cell table:formula="of:=[.$C$61]-([.$B$61]-[.B63])" office:value-type="time" office:time-value="PT15H09M00S">
            <text:p>15:09:00</text:p>
          </table:table-cell>
          <table:table-cell office:value-type="string">
            <text:p>kordon policji zaczyna się wycofywać w kierunku Sejm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28M41S">
            <text:p>00:28:41</text:p>
          </table:table-cell>
          <table:table-cell table:formula="of:=[.$C$61]-([.$B$61]-[.B64])" office:value-type="time" office:time-value="PT15H10M35S">
            <text:p>15:10:35</text:p>
          </table:table-cell>
          <table:table-cell office:value-type="string">
            <text:p>komuś zakraplają coś do oczu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00H33M11S">
            <text:p>00:33:11</text:p>
          </table:table-cell>
          <table:table-cell table:formula="of:=[.$C$61]-([.$B$61]-[.B65])" office:value-type="time" office:time-value="PT15H15M05S">
            <text:p>15:15:05</text:p>
          </table:table-cell>
          <table:table-cell office:value-type="string">
            <text:p>Kobiecy głos: Polewaczka jedzie.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36M45S">
            <text:p>03:36:45</text:p>
          </table:table-cell>
          <table:table-cell table:formula="of:=[.$C$67]-([.$B$67]-[.B66])" office:value-type="time" office:time-value="PT15H28M51S">
            <text:p>15:28:51</text:p>
          </table:table-cell>
          <table:table-cell office:value-type="string">
            <text:p>wywożą na noszach człowieka (obok krawędzi budynku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37M30S">
            <text:p>03:37:30</text:p>
          </table:table-cell>
          <table:table-cell table:style-name="ce4" office:value-type="time" office:time-value="PT15H29M36S">
            <text:p>15:29:36</text:p>
          </table:table-cell>
          <table:table-cell office:value-type="string">
            <text:p>seria eksplozji na ulicy Wiejskiej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41M55S">
            <text:p>03:41:55</text:p>
          </table:table-cell>
          <table:table-cell table:formula="of:=[.$C$67]-([.$B$67]-[.B68])" office:value-type="time" office:time-value="PT15H34M01S">
            <text:p>15:34:01</text:p>
          </table:table-cell>
          <table:table-cell office:value-type="string">
            <text:p>wyprowadzili jakiegoś zatrzymaneg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52M25S">
            <text:p>03:52:25</text:p>
          </table:table-cell>
          <table:table-cell table:formula="of:=[.$C$67]-([.$B$67]-[.B69])" office:value-type="time" office:time-value="PT15H44M31S">
            <text:p>15:44:31</text:p>
          </table:table-cell>
          <table:table-cell office:value-type="string">
            <text:p>komunikat: policjanci ostrzegają...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52M48S">
            <text:p>03:52:48</text:p>
          </table:table-cell>
          <table:table-cell table:formula="of:=[.$C$67]-([.$B$67]-[.B70])" office:value-type="time" office:time-value="PT15H44M54S">
            <text:p>15:44:54</text:p>
          </table:table-cell>
          <table:table-cell office:value-type="string">
            <text:p>komunikat o groźbie użycia środków przymusu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54M50S">
            <text:p>03:54:50</text:p>
          </table:table-cell>
          <table:table-cell table:formula="of:=[.$C$67]-([.$B$67]-[.B71])" office:value-type="time" office:time-value="PT15H46M56S">
            <text:p>15:46:56</text:p>
          </table:table-cell>
          <table:table-cell office:value-type="string">
            <text:p>komunikat: Policja wzywa do rozejścia się w kierunku ulicy Matejki.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3H58M40S">
            <text:p>03:58:40</text:p>
          </table:table-cell>
          <table:table-cell table:formula="of:=[.$C$67]-([.$B$67]-[.B72])" office:value-type="time" office:time-value="PT15H50M46S">
            <text:p>15:50:46</text:p>
          </table:table-cell>
          <table:table-cell office:value-type="string">
            <text:p>początek natarcia policji od strony Placu Trzech Krzyży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4H24M12S">
            <text:p>04:24:12</text:p>
          </table:table-cell>
          <table:table-cell table:formula="of:=[.$C$67]-([.$B$67]-[.B73])" office:value-type="time" office:time-value="PT16H16M18S">
            <text:p>16:16:18</text:p>
          </table:table-cell>
          <table:table-cell office:value-type="string">
            <text:p>mężczyzna w żółtej kamizelce leży na trawniku, dwóch policjantów go wiąż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4H25M39S">
            <text:p>04:25:39</text:p>
          </table:table-cell>
          <table:table-cell table:formula="of:=[.$C$67]-([.$B$67]-[.B74])" office:value-type="time" office:time-value="PT16H17M45S">
            <text:p>16:17:45</text:p>
          </table:table-cell>
          <table:table-cell office:value-type="string">
            <text:p>policjanci odprowadzają zatrzymanego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time" office:time-value="PT04H34M27S">
            <text:p>04:34:27</text:p>
          </table:table-cell>
          <table:table-cell table:formula="of:=[.$C$67]-([.$B$67]-[.B75])" office:value-type="time" office:time-value="PT16H26M33S">
            <text:p>16:26:33</text:p>
          </table:table-cell>
          <table:table-cell office:value-type="string">
            <text:p>jakiś zatrzymywany leży na brzuchu, a na nim 2-óch policjantó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4H34M35S">
            <text:p>04:34:35</text:p>
          </table:table-cell>
          <table:table-cell table:formula="of:=[.$C$67]-([.$B$67]-[.B76])" office:value-type="time" office:time-value="PT16H26M41S">
            <text:p>16:26:41</text:p>
          </table:table-cell>
          <table:table-cell office:value-type="string">
            <text:p>inny zatrzymany leży obezwładniony przez paru policjantów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4H37M21S">
            <text:p>04:37:21</text:p>
          </table:table-cell>
          <table:table-cell table:formula="of:=[.$C$67]-([.$B$67]-[.B77])" office:value-type="time" office:time-value="PT16H29M27S">
            <text:p>16:29:27</text:p>
          </table:table-cell>
          <table:table-cell office:value-type="string">
            <text:p>policjanci podnieśli zatrzymanego i odprowadzają go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4H39M35S">
            <text:p>04:39:35</text:p>
          </table:table-cell>
          <table:table-cell table:formula="of:=[.$C$67]-([.$B$67]-[.B78])" office:value-type="time" office:time-value="PT16H31M41S">
            <text:p>16:31:41</text:p>
          </table:table-cell>
          <table:table-cell office:value-type="string">
            <text:p>eksplozj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12M51S">
            <text:p>00:12:51</text:p>
          </table:table-cell>
          <table:table-cell table:formula="of:=[.$C$80]-([.$B$80]-[.B79])" office:value-type="time" office:time-value="PT15H15M46S">
            <text:p>15:15:46</text:p>
          </table:table-cell>
          <table:table-cell office:value-type="string">
            <text:p>Podjeżdża samochód z armatką wodną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17M49S">
            <text:p>00:17:49</text:p>
          </table:table-cell>
          <table:table-cell table:style-name="ce4" office:value-type="time" office:time-value="PT15H20M44S">
            <text:p>15:20:44</text:p>
          </table:table-cell>
          <table:table-cell office:value-type="string">
            <text:p>Policjant dobiega do chłopaka, w pobliżu poseł Tumanowicz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25M18S">
            <text:p>00:25:18</text:p>
          </table:table-cell>
          <table:table-cell table:formula="of:=[.$C$80]-([.$B$80]-[.B81])" office:value-type="time" office:time-value="PT15H28M13S">
            <text:p>15:28:13</text:p>
          </table:table-cell>
          <table:table-cell office:value-type="string">
            <text:p>uformowali kordon przy bocznej ulic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26M37S">
            <text:p>00:26:37</text:p>
          </table:table-cell>
          <table:table-cell table:formula="of:=[.$C$80]-([.$B$80]-[.B82])" office:value-type="time" office:time-value="PT15H29M32S">
            <text:p>15:29:32</text:p>
          </table:table-cell>
          <table:table-cell office:value-type="string">
            <text:p>seria eksplozji na ulicy Wiejskiej (niewyraźnie słychać)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28M46S">
            <text:p>00:28:46</text:p>
          </table:table-cell>
          <table:table-cell table:formula="of:=[.$C$80]-([.$B$80]-[.B83])" office:value-type="time" office:time-value="PT15H31M41S">
            <text:p>15:31:41</text:p>
          </table:table-cell>
          <table:table-cell office:value-type="string">
            <text:p>kordon przy Placu Trzech Krzyż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29M27S">
            <text:p>00:29:27</text:p>
          </table:table-cell>
          <table:table-cell table:formula="of:=[.$C$80]-([.$B$80]-[.B84])" office:value-type="time" office:time-value="PT15H32M22S">
            <text:p>15:32:22</text:p>
          </table:table-cell>
          <table:table-cell office:value-type="string">
            <text:p>wyjeżdża ambulans na sygnale (koło kordonu przy Placu Trzech Krzyży)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0M24S">
            <text:p>00:00:24</text:p>
          </table:table-cell>
          <table:table-cell table:formula="of:=[.$C$87]-([.$B$87]-[.B85])" office:value-type="time" office:time-value="PT15H19M38S">
            <text:p>15:19:38</text:p>
          </table:table-cell>
          <table:table-cell office:value-type="string">
            <text:p>widok na zablokowane wyjście z ulicy Wiejskiej na Plac Trzech Krzyż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0M34S">
            <text:p>00:00:34</text:p>
          </table:table-cell>
          <table:table-cell table:formula="of:=[.$C$87]-([.$B$87]-[.B86])" office:value-type="time" office:time-value="PT15H19M48S">
            <text:p>15:19:48</text:p>
          </table:table-cell>
          <table:table-cell office:value-type="string">
            <text:p>widok na zablokowane wyjście z ulicy Wiejskiej na skrzyżowanie z ulicą Piękną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1M30S">
            <text:p>00:01:30</text:p>
          </table:table-cell>
          <table:table-cell table:style-name="ce4" office:value-type="time" office:time-value="PT15H20M44S">
            <text:p>15:20:44</text:p>
          </table:table-cell>
          <table:table-cell office:value-type="string">
            <text:p>Policjant biegnie w kierunku chłopaka z flagą, w pobliżu stoi poseł Tumanowicz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1M40S">
            <text:p>00:01:40</text:p>
          </table:table-cell>
          <table:table-cell table:formula="of:=[.$C$87]-([.$B$87]-[.B88])" office:value-type="time" office:time-value="PT15H20M54S">
            <text:p>15:20:54</text:p>
          </table:table-cell>
          <table:table-cell office:value-type="string">
            <text:p>chłopak powalony za kordone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3M03S">
            <text:p>00:03:03</text:p>
          </table:table-cell>
          <table:table-cell table:formula="of:=[.$C$87]-([.$B$87]-[.B89])" office:value-type="time" office:time-value="PT15H22M17S">
            <text:p>15:22:17</text:p>
          </table:table-cell>
          <table:table-cell office:value-type="string">
            <text:p>policjanci przenoszą jakiegoś innego mężczyznę na chodnik, ręce ma związane z tyłu czymś żółtym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3M21S">
            <text:p>00:03:21</text:p>
          </table:table-cell>
          <table:table-cell table:formula="of:=[.$C$87]-([.$B$87]-[.B90])" office:value-type="time" office:time-value="PT15H22M35S">
            <text:p>15:22:35</text:p>
          </table:table-cell>
          <table:table-cell office:value-type="string">
            <text:p>2-óch policjantów prowadzi mężczyznę po usunięciu barierki przy chodnik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10M30S">
            <text:p>03:10:30</text:p>
          </table:table-cell>
          <table:table-cell table:formula="of:=[.$C$92]-([.$B$92]-[.B91])" office:value-type="time" office:time-value="PT14H47M38S">
            <text:p>14:47:38</text:p>
          </table:table-cell>
          <table:table-cell office:value-type="string">
            <text:p>białe kaski przy ognisk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10M37S">
            <text:p>03:10:37</text:p>
          </table:table-cell>
          <table:table-cell table:style-name="ce4" office:value-type="time" office:time-value="PT14H47M45S">
            <text:p>14:47:45</text:p>
          </table:table-cell>
          <table:table-cell office:value-type="string">
            <text:p>huk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25M29S">
            <text:p>03:25:29</text:p>
          </table:table-cell>
          <table:table-cell table:formula="of:=[.$C$92]-([.$B$92]-[.B93])" office:value-type="time" office:time-value="PT15H02M37S">
            <text:p>15:02:37</text:p>
          </table:table-cell>
          <table:table-cell office:value-type="string">
            <text:p>koniec "Roty"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32M23S">
            <text:p>03:32:23</text:p>
          </table:table-cell>
          <table:table-cell table:formula="of:=[.$C$92]-([.$B$92]-[.B94])" office:value-type="time" office:time-value="PT15H09M31S">
            <text:p>15:09:31</text:p>
          </table:table-cell>
          <table:table-cell office:value-type="string">
            <text:p>Marcin Rola: O!O! Tam leci gaz. [Policja użyła gazu na ulicy Wiejskiej w pobliżu Budynku Komisji Sejmowych.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32M55S">
            <text:p>03:32:55</text:p>
          </table:table-cell>
          <table:table-cell table:formula="of:=[.$C$92]-([.$B$92]-[.B95])" office:value-type="time" office:time-value="PT15H10M03S">
            <text:p>15:10:03</text:p>
          </table:table-cell>
          <table:table-cell office:value-type="string">
            <text:p>rzucanie jajkami i pomidorami w policjantów pod Sejme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33M16S">
            <text:p>03:33:16</text:p>
          </table:table-cell>
          <table:table-cell table:formula="of:=[.$C$92]-([.$B$92]-[.B96])" office:value-type="time" office:time-value="PT15H10M24S">
            <text:p>15:10:24</text:p>
          </table:table-cell>
          <table:table-cell office:value-type="string">
            <text:p>ktoś rzucił racę za kordon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36M06S">
            <text:p>03:36:06</text:p>
          </table:table-cell>
          <table:table-cell table:formula="of:=[.$C$92]-([.$B$92]-[.B97])" office:value-type="time" office:time-value="PT15H13M14S">
            <text:p>15:13:14</text:p>
          </table:table-cell>
          <table:table-cell office:value-type="string">
            <text:p>policja z kordonu przed Sejmem użyła gaz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3H41M47S">
            <text:p>03:41:47</text:p>
          </table:table-cell>
          <table:table-cell table:formula="of:=[.$C$92]-([.$B$92]-[.B98])" office:value-type="time" office:time-value="PT15H18M55S">
            <text:p>15:18:55</text:p>
          </table:table-cell>
          <table:table-cell office:value-type="string">
            <text:p>poseł Braun przed tłumem na trawnik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4H34M46S">
            <text:p>04:34:46</text:p>
          </table:table-cell>
          <table:table-cell table:formula="of:=[.$C$92]-([.$B$92]-[.B99])" office:value-type="time" office:time-value="PT16H11M54S">
            <text:p>16:11:54</text:p>
          </table:table-cell>
          <table:table-cell office:value-type="string">
            <text:p>zatrzymali mężczyznę w tłumie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4H57M04S">
            <text:p>04:57:04</text:p>
          </table:table-cell>
          <table:table-cell table:formula="of:=[.$C$92]-([.$B$92]-[.B100])" office:value-type="time" office:time-value="PT16H34M12S">
            <text:p>16:34:12</text:p>
          </table:table-cell>
          <table:table-cell office:value-type="string">
            <text:p>kogoś wyciągnęli z tłumu, użycie gazu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4H57M13S">
            <text:p>04:57:13</text:p>
          </table:table-cell>
          <table:table-cell table:formula="of:=[.$C$92]-([.$B$92]-[.B101])" office:value-type="time" office:time-value="PT16H34M21S">
            <text:p>16:34:21</text:p>
          </table:table-cell>
          <table:table-cell office:value-type="string">
            <text:p>eksplozj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0M00S">
            <text:p>00:00:00</text:p>
          </table:table-cell>
          <table:table-cell table:formula="of:=[.$C$103]-([.$B$103]-[.B102])" office:value-type="time" office:time-value="PT14H45M44S">
            <text:p>14:45:44</text:p>
          </table:table-cell>
          <table:table-cell office:value-type="string">
            <text:p>początek nagrania, ekipa gaśnicza wyszła z ulicy Wiejskiej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2M01S">
            <text:p>00:02:01</text:p>
          </table:table-cell>
          <table:table-cell table:style-name="ce4" office:value-type="time" office:time-value="PT14H47M45S">
            <text:p>14:47:45</text:p>
          </table:table-cell>
          <table:table-cell office:value-type="string">
            <text:p>huk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2M29S">
            <text:p>00:02:29</text:p>
          </table:table-cell>
          <table:table-cell table:formula="of:=[.$C$103]-([.$B$103]-[.B104])" office:value-type="time" office:time-value="PT14H48M13S">
            <text:p>14:48:13</text:p>
          </table:table-cell>
          <table:table-cell office:value-type="string">
            <text:p>koniec gaszeni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4M20S">
            <text:p>00:04:20</text:p>
          </table:table-cell>
          <table:table-cell table:formula="of:=[.$C$103]-([.$B$103]-[.B105])" office:value-type="time" office:time-value="PT14H50M04S">
            <text:p>14:50:04</text:p>
          </table:table-cell>
          <table:table-cell office:value-type="string">
            <text:p>po przepychance z protestującymi użycie gazu przez policję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5M13S">
            <text:p>00:05:13</text:p>
          </table:table-cell>
          <table:table-cell table:formula="of:=[.$C$103]-([.$B$103]-[.B106])" office:value-type="time" office:time-value="PT14H50M57S">
            <text:p>14:50:57</text:p>
          </table:table-cell>
          <table:table-cell office:value-type="string">
            <text:p>ponowne użycie gazu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5M18S">
            <text:p>00:05:18</text:p>
          </table:table-cell>
          <table:table-cell table:formula="of:=[.$C$103]-([.$B$103]-[.B107])" office:value-type="time" office:time-value="PT14H51M02S">
            <text:p>14:51:02</text:p>
          </table:table-cell>
          <table:table-cell office:value-type="string">
            <text:p>pałowanie i gazowanie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5M43S">
            <text:p>00:05:43</text:p>
          </table:table-cell>
          <table:table-cell table:formula="of:=[.$C$103]-([.$B$103]-[.B108])" office:value-type="time" office:time-value="PT14H51M27S">
            <text:p>14:51:27</text:p>
          </table:table-cell>
          <table:table-cell office:value-type="string">
            <text:p>policjanci wyszli z tłumu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style-name="Default" office:value-type="string">
            <text:p>Nagranie TV Trwam</text:p>
          </table:table-cell>
          <table:table-cell office:value-type="string">
            <text:p>https://www.youtube.com/watch?v=pOO1KzlCmKQ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Default" office:value-type="string">
            <text:p>Relacja kanału MIR (Media Informacje Relacje)</text:p>
          </table:table-cell>
          <table:table-cell office:value-type="string">
            <text:p>https://www.facebook.com/100063876590597/videos/252190404465527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style-name="Default" office:value-type="string">
            <text:p>Nagranie prowokacje na proteście, kanał MIR</text:p>
          </table:table-cell>
          <table:table-cell office:value-type="string">
            <text:p>https://www.facebook.com/Live.MIR.tv/videos/protest-rolnik%C3%B3w-06032024-od-tego-si%C4%99-zacz%C4%99%C5%82y-zamieszki-na-eskalacj%C4%99-nie-trzeba-/2207634769599218/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style-name="Default" office:value-type="string">
            <text:p>Relacja Onet</text:p>
          </table:table-cell>
          <table:table-cell office:value-type="string">
            <text:p>https://www.youtube.com/watch?v=njdq06OC_hs&amp;pp=ygUWcHJvdGVzdCByb2xuaWvDs3cgb25ldA%3D%3D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style-name="Default" office:value-type="string">
            <text:p>Relacja emisjaTV</text:p>
          </table:table-cell>
          <table:table-cell office:value-type="string">
            <text:p>https://www.youtube.com/watch?v=61ulyGHUFps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style-name="Default" office:value-type="string">
            <text:p>Nagranie widok z góry</text:p>
          </table:table-cell>
          <table:table-cell office:value-type="string">
            <text:p>ZOMOTuska.mp4 <text:a xlink:href="https://www.youtube.com/watch?v=tJIKFYXv3og">https://www.youtube.com/watch?v=tJIKFYXv3og</text:a>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style-name="Default" office:value-type="string">
            <text:p>Relacja wRealu24</text:p>
          </table:table-cell>
          <table:table-cell office:value-type="string">
            <text:p>https://banbye.com/watch/v_f6BX0twGfe0r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style-name="Default" office:value-type="string">
            <text:p>Nagranie prowokacja Fakt</text:p>
          </table:table-cell>
          <table:table-cell office:value-type="string">
            <text:p>https://www.youtube.com/watch?v=qTyJYaCfqvw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11">11.04.2024</text:date>, <text:time>13:59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zej Bystrzycki</meta:initial-creator>
    <meta:creation-date>2024-03-27T15:20:43.73</meta:creation-date>
    <dc:date>2024-04-11T13:59:20.92</dc:date>
    <dc:creator>Andrzej Bystrzycki</dc:creator>
    <meta:editing-duration>PT3H3M2S</meta:editing-duration>
    <meta:editing-cycles>18</meta:editing-cycles>
    <meta:generator>OpenOffice/4.1.15$Win32 OpenOffice.org_project/4115m2$Build-9813</meta:generator>
    <meta:document-statistic meta:table-count="3" meta:cell-count="456" meta:object-count="0"/>
  </office:meta>
</office:document-meta>
</file>